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STEP</text:p>
      <text:p text:style-name="P1"/>
      <text:p text:style-name="P2">Wybaczcie za bledy ortograficzne i literowki, pisze to po godzinach i nie chce mi sie juz poprawiac wszystkiego ze wzgledu na zwykle zmeczenie :).</text:p>
      <text:p text:style-name="Standard"/>
      <text:p text:style-name="Standard">Roman jezeli cos zle opisalem to mnie popraw/sprostuj prosze :).</text:p>
      <text:p text:style-name="Standard"/>
      <text:p text:style-name="Standard">Witam i zapraszam do czytania :P.</text:p>
      <text:p text:style-name="Standard"/>
      <text:p text:style-name="Standard">Jeden z etapow codziennego drukowania zamowien to sprawdzanie emaili jakie dostalismy z potwierdzeniami czy to z naszego systemu, ebaya, paypala...</text:p>
      <text:p text:style-name="Standard">w poszukiwaniu jakichs podejrzanych rzeczy po ktorych mozna by stwierdzic ze zamowienie zostalo zlozone np. Przez zlodzieja przy uzyciu kradzionej karty, w takich przypadkach jezeli wypuscimy takie zamowienie stracimy i produkty i pieniadze gdyz okradzione osoby zglaszaja takie rzeczy i predzej czy pozniej konczymy bez tej kasy.</text:p>
      <text:p text:style-name="Standard"/>
      <text:p text:style-name="Standard">Klient do poczty z jakiego korzystamy i potrzebowali bysmy pod niego napisac filtry to thunderbird.</text:p>
      <text:p text:style-name="Standard"/>
      <text:p text:style-name="Standard">Aktualnie posiadamy jeden filtr, dodaje jako zalacznik o nazwie "ROMAN FILTRY", a moze sie przyda do czegos, slozy on do segregowania roznych emaili miedzy rozne foldery z glownej skrzynki pocztowej.</text:p>
      <text:p text:style-name="Standard"/>
      <text:p text:style-name="Standard">Jezeli chodzi o filtry jakie bym potrzebowal to w starym systemie jest cos takiego jak "THUNDER BART" w module z drukowaniem zamowien, o ile dobrze pamietam jak to dzialalo to potrzebne jest cos w tym stylu tylko z wieksza liczba zmiennych/wymagan, wiec mogla by byc to nawet juz jakas podstawa na poczatek.</text:p>
      <text:p text:style-name="Standard"/>
      <text:p text:style-name="P3">NARZEDZIA</text:p>
      <text:p text:style-name="Standard"/>
      <text:p text:style-name="Standard">Do importowania wczesniej wspomnianego filtru uzywamy add-on'u z tego linku:</text:p>
      <text:p text:style-name="Standard"/>
      <text:p text:style-name="Standard">https://addons.mozilla.org/en-GB/thunderbird/addon/tb-import-export-wind-li-port/?src=userprofile</text:p>
      <text:p text:style-name="Standard"/>
      <text:p text:style-name="Standard">zeby zaimportowac filtr po zainstalowaniu wystarczy wejsc w:</text:p>
      <text:p text:style-name="Standard"/>
      <text:p text:style-name="Standard">- tools &gt; <text:s/>import filters</text:p>
      <text:p text:style-name="Standard">- tutaj wybieramy skrzynke na ktora ma dzialac filtr i klikamy import</text:p>
      <text:p text:style-name="Standard">- wybieramy plik z filtrami i restartujemy wedle wymagan przegladarke klikajac w przycisk OK</text:p>
      <text:p text:style-name="Standard">- nastepnie wchodzimy do folderu w ktorym chcemy uruchomic filtr<text:line-break/>- klikamy w <text:s/>tools &gt; <text:s/>run filters on folder<text:line-break/>- no i magia sie dzieje...<text:line-break/><text:line-break/>codziennie przed drukowaniem wykonujemy taka czynnosc z zalaczonym filtrem "Roman Filtr" aby emaile z inbox rozdzielic sobie miedzy rozne foldery wedle ich rodzaju.<text:line-break/><text:line-break/>No a teraz wlasnie do tych poszczegolnych rodzaji emaili.<text:line-break/><text:line-break/><text:span text:style-name="T1">EBAY</text:span></text:p>
      <text:p text:style-name="Standard"><text:line-break/>Jedna grupa emaili sa emaile z ebaya, dziela sie one na 2 rozne rodzaje: </text:p>
      <text:p text:style-name="Standard"><text:soft-page-break/></text:p>
      <text:p text:style-name="Standard">Item no.131756015111 - Notification of an Instant Payment Received from shylineltd (<text:a xlink:type="simple" xlink:href="mailto:shyitani@gmail.com" text:style-name="Internet_20_link" text:visited-style-name="Visited_20_Internet_20_Link">shyitani@gmail.com</text:a>).eml<text:line-break/><text:line-break/>Notification of payment received EBAY.eml<text:line-break/><text:line-break/>to co robimy tutaj to po ID tranzakcji, w tych przypadkach: 48U85491G6762054U oraz 3BW21877027066401, w obydwu mailach oznaczone nazwa "Transaction ID:" wyszukujemy czy zamowienie dodalo sie do systemu w tej wyszukiwarce: </text:p>
      <text:p text:style-name="Standard"/>
      <text:p text:style-name="Standard"><text:a xlink:type="simple" xlink:href="http://www.paker.co.uk/_admin/index.php?area=7&amp;element=15&amp;ciag=48U85491G6762054U" text:style-name="Internet_20_link" text:visited-style-name="Visited_20_Internet_20_Link">http://www.paker.co.uk/_admin/index.php?area=7&amp;element=15&amp;ciag=48U85491G6762054U</text:a></text:p>
      <text:p text:style-name="Standard"/>
      <text:p text:style-name="Standard">nastepnie sprawdzamy tez czy ilosci produktow sie zgadzaja, byly przypadki ze zamowienie dodawalo sie bez zadnych produktow badz z inna liczba produktow, zawsze mniej bylo, nigdy w gore.</text:p>
      <text:p text:style-name="Standard"/>
      <text:p text:style-name="Standard">Sprawdzamy tez tutaj aktualnie wizualnie czy zamowienie ma status oplacony, wtedy czcionka jest czarna, jezeli zamowienie jest wyslane czcionka jest zielona, badz jezeli jest oczekujace z jakiegos powodu wtedy jest czerwono, takie zamowienia trzeba wyodrebnic i podjac jakies akcje. Tylko oplacone albo wyslane sa ok.</text:p>
      <text:p text:style-name="Standard"/>
      <text:p text:style-name="Standard">Jezeli by sie okazalo ze z jakiejs przyczyny nie znajduje zamowienia po ID, szukamy go po zawartym w mailu emailu klientu badz id ebay.</text:p>
      <text:p text:style-name="Standard"/>
      <text:p text:style-name="Standard">Tutaj byl by potrzebny filtr ktory z wystemu pobiera z aktualnie zaznaczonego zakresu zamowienia ebay i na mailu wyszukuje takie dane jak: transaction ID oraz kwota total dla zamowienia, ewentualnie jezeli nie jest problemem dodac wiecej rzeczy to mozna by to rozwinac bardziej i np, dodac kazdy z produktow, jezeli zamowienie jest znalezione i jest na statusie oplaconym wtedy emaila powinno oznaczac na zielono (oznaczanie kolorami, w thunderbird skroty od 1 do 5), jezeli zamowienie jest na statusie wyslanym to tak samo. Jezeli status jest inny niz te to wtedy na czerwono.<text:line-break/><text:line-break/><text:span text:style-name="T1">PAYPAL</text:span><text:line-break/></text:p>
      <text:p text:style-name="Standard">w kolejnej grupie mamy emaile z paypala, plik: Notification of Payment Received PAYPAL.eml<text:line-break/><text:line-break/>Notification of Payment Received paypal 2.eml<text:line-break/><text:line-break/>tutaj sprawdzamy czy zamowienie ma przy "Delivery address" wpisane "Confirmed" , "unconfirmed" , czy moze nie ma nic, jezeli zamowienie ma confirmed to przechodzi do dalszej weryfikacji, jezeli ma unconfirmed jest sprawdzane recznie z tym ze tutaj bysmy tez ustawili jakis limit, ze np. Jezeli total zamowienia jest ponizej 30 to przepuszczamy pomimo ze jest unconfirmed, takie wartosci napewno chcieli bysmy z czasem zmieniac wiec potrzebny byl by to tego latwy dostep, jezeli jest taka opcja to nawet w module jakims zebysmy samemu mogli to sutawiac.<text:line-break/><text:line-break/>Po tym czy zamowienie jest confirmed czy nie sprawdzamy czy zamowienie jest w systemie i pod jakim statusem, tak samo jak w ebayu. <text:line-break/><text:line-break/>Do filtru mozna by tutaj zrobic takie sprawdzanie:<text:line-break/><text:line-break/>Confirmed , czy jest w systemie , starus oplacony badz wyslany, czy total sie zgadza.<text:line-break/><text:line-break/><text:soft-page-break/>Unconfirmed jezeli ponizej 30 funtow to czy jest w systemie , starus oplacony badz wyslany, czy total sie zgadza.<text:line-break/><text:line-break/>No i oznaczenia koloroami albo na zielono jezeli spelnia wymagania lub na czerwono jezeli nie.</text:p>
      <text:p text:style-name="Standard"/>
      <text:p text:style-name="Standard"><text:span text:style-name="T1">POTWIERDZENIA MAILOWE<text:line-break/><text:line-break/></text:span><text:span text:style-name="T2">kolejny rodzaj emaili to potwierdzenia od nas z systemu, pliki:<text:line-break/><text:line-break/>hurtownia.paker.co.uk; Przyjęto zamówienie nr 1070240.eml<text:line-break/>paker.co.uk; Przyjęto zamówienie nr 1070233.eml<text:line-break/>Power Body Nutrition Ltd. <text:s/>New Order # 1070217.eml<text:line-break/><text:line-break/>te hurtowe olewamy bo ich nie sprawdzamy.<text:line-break/><text:line-break/>Natomiast jezeli jest to detal w pakerze lub powerbody interesuje nas sprawdzenei czy zamowienie jest w systemie oraz pod jakim statusem, czy kwota sie zgadza, tak samo jak w przypadkach wyzej. Nastepnie interesuje nas za jaka kwote ktos zamowil, poczatkowo mozna by tutaj zrobic limit na 140 funtow, wszystko co ponizej jest ok a powyzej nie.<text:line-break/><text:line-break/>Kolejna rzecz ktora okresla zamowienie jako podejrzane to ilosc zamowionych produktow, jezeli ktos zamowil powyzej 4 sztuk tego samego trzeba sprawdzic takie zamowienie wiec tutaj tez automatycznie bysmy takie dawali na czerwono do recznego sprawdzania.</text:span></text:p>
      <text:p text:style-name="Standard"><text:span text:style-name="T2"/></text:p>
      <text:p text:style-name="Standard"><text:span text:style-name="T2">No i tutaj czy do tej ilosci sztuk czy total ktowy tez by bylo potrzebne, ale to moze byc nawet w pozniejszym etapie jakies miejsce gdzie mozna to samemu ustalac, ta forna granice.<text:line-break/><text:line-break/></text:span><text:span text:style-name="T1">PODSUMOWANIE</text:span><text:span text:style-name="T2"><text:line-break/></text:span></text:p>
      <text:p text:style-name="Standard"><text:span text:style-name="T2">wiec podsumowywujac:</text:span></text:p>
      <text:p text:style-name="Standard"><text:span text:style-name="T2"/></text:p>
      <text:p text:style-name="Standard"><text:span text:style-name="T2">potrzebujemy filtr do thunderbird ktory na wyciagnietych danych z systemu okresla czy emaila w thunderbirdzie oznaczyc na zielono czy na czerwono wedle okreslonych kreyteriow.<text:line-break/><text:line-break/>np. Zamowienie 88888 jest zamowieniem z ebay, wiec wyciagam info z systemu z numerem transaction ID, kwota total, produktami wystepujacymi w zamowieniu, statusem zamowienia ktory jest paid w tym przypadku.</text:span></text:p>
      <text:p text:style-name="Standard"><text:span text:style-name="T2"/></text:p>
      <text:p text:style-name="Standard"><text:span text:style-name="T2">Po uruchomieniu filtra w thunderbirdzie na grupie emaili szuka mi emaila odpowiadajacego danemu transaction ID, jezeli znajdzie to przechodzi dalej, jezeli na jakims etapie bedzie niepowodzenie to przechodzi do nastepnego zamowienia, badz to oznacza na czerwono, ID sie zgadzalo wiec dalej sprawdza czy total jest ten sam, pozniej sprawdza w tresci maila czy wystepuja produkty te same, no i na koniec jezeli status jest paid to filtr ma przypisane zeby oznaczyc to zamowienie na zielono, jezeli ma inny status to na czerwono.</text:span></text:p>
      <text:p text:style-name="Standard"><text:span text:style-name="T2"/></text:p>
      <text:p text:style-name="Standard"><text:span text:style-name="T2">Tak samo w innych przypadkach ale z innymi danymi.</text:span></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M36S</meta:editing-duration>
    <meta:editing-cycles>11</meta:editing-cycles>
    <meta:generator>OpenOffice/4.1.2$Win32 OpenOffice.org_project/412m3$Build-9782</meta:generator>
    <dc:date>2016-07-20T17:57:10.76</dc:date>
    <meta:document-statistic meta:table-count="0" meta:image-count="0" meta:object-count="0" meta:page-count="3" meta:paragraph-count="31" meta:word-count="1062" meta:character-count="7111"/>
    <meta:user-defined meta:name="Info 1"/>
    <meta:user-defined meta:name="Info 2"/>
    <meta:user-defined meta:name="Info 3"/>
    <meta:user-defined meta:name="Info 4"/>
  </office:meta>
</office:document-meta>
</file>